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2A000005C8E00206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61fd" officeooo:paragraph-rsid="001261f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2909in" draw:z-index="0"><draw:image xlink:href="Pictures/1000020100000C2A000005C8E002067F.png" xlink:type="simple" xlink:show="embed" xlink:actuate="onLoad"/></draw:frame></text:p>
      <text:p text:style-name="P1">Figure 2: A simple input file for milonga with line numbers coun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4:50:27.688385607</meta:creation-date>
    <dc:date>2016-06-03T14:51:42.930334057</dc:date>
    <meta:editing-duration>PT1M15S</meta:editing-duration>
    <meta:editing-cycles>1</meta:editing-cycles>
    <meta:document-statistic meta:table-count="0" meta:image-count="1" meta:object-count="0" meta:page-count="1" meta:paragraph-count="1" meta:word-count="12" meta:character-count="69" meta:non-whitespace-character-count="58"/>
    <meta:generator>LibreOffice/4.3.7.2$Linux_X86_64 LibreOffice_project/430$Build-2</meta:generator>
  </office:meta>
</office:document-meta>
</file>